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officeooo:rsid="000ccbd1" officeooo:paragraph-rsid="000ccbd1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ccbd1" officeooo:paragraph-rsid="000ccbd1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0pt" fo:font-weight="normal" officeooo:rsid="000ccbd1" officeooo:paragraph-rsid="000ccbd1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line-height="200%" fo:text-align="justify" style:justify-single-word="false"/>
      <style:text-properties officeooo:paragraph-rsid="000ccbd1"/>
    </style:style>
    <style:style style:name="P5" style:family="paragraph" style:parent-style-name="Standard" style:list-style-name="L1">
      <style:paragraph-properties fo:line-height="200%" fo:text-align="justify" style:justify-single-word="false"/>
      <style:text-properties officeooo:rsid="000ccbd1" officeooo:paragraph-rsid="000ccbd1"/>
    </style:style>
    <style:style style:name="P6" style:family="paragraph" style:parent-style-name="Standard">
      <style:paragraph-properties fo:line-height="200%" fo:text-align="justify" style:justify-single-word="false"/>
      <style:text-properties officeooo:rsid="000ccbd1" officeooo:paragraph-rsid="000ccbd1"/>
    </style:style>
    <style:style style:name="P7" style:family="paragraph" style:parent-style-name="Standard">
      <style:paragraph-properties fo:line-height="200%" fo:text-align="justify" style:justify-single-word="false"/>
      <style:text-properties fo:font-variant="normal" fo:text-transform="none" fo:color="#202122" style:font-name="Times new roman" fo:font-size="10pt" fo:letter-spacing="normal" fo:font-style="normal" fo:font-weight="normal" officeooo:rsid="000d29dc" officeooo:paragraph-rsid="000d29d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fo:font-variant="normal" fo:text-transform="none" fo:color="#202122" style:font-name="Times new roman" fo:font-size="10pt" fo:letter-spacing="normal" fo:font-style="normal" fo:font-weight="bold" officeooo:rsid="000ccbd1" officeooo:paragraph-rsid="000ccbd1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fo:font-variant="normal" fo:text-transform="none" fo:color="#202122" style:font-name="Times new roman" fo:font-size="10pt" fo:letter-spacing="normal" fo:font-style="normal" fo:font-weight="bold" officeooo:rsid="000d29dc" officeooo:paragraph-rsid="000d29d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200%" fo:text-align="justify" style:justify-single-word="false"/>
      <style:text-properties fo:font-weight="normal" officeooo:rsid="000d29dc" officeooo:paragraph-rsid="000d29dc" style:font-weight-asian="normal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fo:font-weight="bold" officeooo:rsid="000d29dc" officeooo:paragraph-rsid="000d29dc" style:font-weight-asian="bold" style:font-weight-complex="bold"/>
    </style:style>
    <style:style style:name="T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Times new roman" fo:font-size="10pt" fo:font-weight="normal" officeooo:rsid="000ccbd1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fo:font-weight="bold" officeooo:rsid="000ccbd1" style:font-size-asian="10pt" style:font-weight-asian="bold" style:font-size-complex="10pt" style:font-weight-complex="bold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officeooo:rsid="000d29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3">É uma linguagem de programação de alto nível, interpretada, de script, imperativa, orientada a objetos, funcional de tipagem dinâmica e forte. Criada em 1991 por Guido Van Rossum. <text:span text:style-name="T6">Python é uma linguagem de alto nível de 3ª geração, que é orientada ao usuário. Ou seja, que usa comandos com nomes autoexplicativos (if, eles).</text:span></text:p>
      <text:p text:style-name="P2"/>
      <text:p text:style-name="P2">Construções</text:p>
      <text:p text:style-name="P3">As construções de Python incluem: </text:p>
      <text:list xml:id="list325188015" text:style-name="L1">
        <text:list-item>
          <text:p text:style-name="P4"><text:span text:style-name="T2">Estrutura de seleção</text:span><text:span text:style-name="T4"> (if, eles, elif).</text:span></text:p>
        </text:list-item>
        <text:list-item>
          <text:p text:style-name="P5"><text:span text:style-name="T1">Estrutura de Repetição </text:span><text:span text:style-name="T3">(for, while).</text:span></text:p>
        </text:list-item>
        <text:list-item>
          <text:p text:style-name="P5"><text:span text:style-name="T1">Construção de Classes</text:span><text:span text:style-name="T3"> (class).</text:span></text:p>
        </text:list-item>
        <text:list-item>
          <text:p text:style-name="P5"><text:span text:style-name="T1">Construção de sub-rotinas</text:span><text:span text:style-name="T3"> (def).</text:span></text:p>
        </text:list-item>
        <text:list-item>
          <text:p text:style-name="P5"><text:span text:style-name="T1">Construção de escopo </text:span><text:span text:style-name="T3">(with).</text:span></text:p>
        </text:list-item>
      </text:list>
      <text:p text:style-name="P6"><text:span text:style-name="T3"/></text:p>
      <text:p text:style-name="P11"><text:span text:style-name="T5">Porque Python?</text:span></text:p>
      <text:p text:style-name="P10"><text:span text:style-name="T5">Devido a versatilidade.</text:span></text:p>
      <text:p text:style-name="P10"><text:span text:style-name="T5">Com o domínio da linguagem as oportunidades no mercado são muito grandes. Com Python é possível fazer vários tipos de otimizações em um script, de melhorias simples até rotinas de automatização.</text:span></text:p>
      <text:p text:style-name="P10"><text:span text:style-name="T5"/></text:p>
      <text:p text:style-name="P11"><text:span text:style-name="T5">Automação:</text:span></text:p>
      <text:p text:style-name="P11"><text:span text:style-name="T5"/></text:p>
      <text:p text:style-name="P11"><text:span text:style-name="T5">Desenvolvimento para Desktop:</text:span></text:p>
      <text:p text:style-name="P10"><text:span text:style-name="T5">Com a ajuda de bibliotecas como PyQT ou Tkinter é possível criar interfaces gráficas para desktops.</text:span></text:p>
      <text:p text:style-name="P10"><text:span text:style-name="T5"/></text:p>
      <text:p text:style-name="P11"><text:span text:style-name="T5">Machine Learning:</text:span></text:p>
      <text:p text:style-name="P10"><text:span text:style-name="T5">O Python é bastante utilizados para tecnologias de Machine Learning, principalmente em empresas muito conhecidas como a Tesla.</text:span></text:p>
      <text:p text:style-name="P8"/>
      <text:p text:style-name="P9">Desenvolvimento de Jogos:</text:p>
      <text:p text:style-name="P7">Bibliotecas como Pygame permitem o desenvolvimentos de jogos, desde a lógica, ao sistema de pontuação e respostas. Onde o retorno financeiro vem mais rápido possibilitando vender apps criados na PlayStore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0:00:41.242664366</meta:creation-date>
    <dc:date>2020-11-09T11:16:50.110362904</dc:date>
    <meta:editing-duration>PT37M4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97" meta:character-count="1286" meta:non-whitespace-character-count="1112"/>
  </office:meta>
</office:document-meta>
</file>